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8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2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0ace58" fo:background-color="transparent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2" style:family="text">
      <style:text-properties officeooo:rsid="0007fc53"/>
    </style:style>
    <style:style style:name="T3" style:family="text">
      <style:text-properties officeooo:rsid="000847a5"/>
    </style:style>
    <style:style style:name="T4" style:family="text">
      <style:text-properties officeooo:rsid="0008d6e8"/>
    </style:style>
    <style:style style:name="T5" style:family="text">
      <style:text-properties officeooo:rsid="000ace5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el sistema valida los datos</text:p>
              </text:list-item>
              <text:list-item>
                <text:p text:style-name="P5">alta prestatario</text:p>
              </text:list-item>
              <text:list-item>
                <text:p text:style-name="P6">actualizar tabl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7">Información para los pasos:</text:p>
            <text:p text:style-name="P8"><text:span text:style-name="T1">4.</text:span>nombre<text:span text:style-name="T1">,</text:span>apellido<text:span text:style-name="T1">,</text:span>dni<text:span text:style-name="T1">,</text:span>direccion<text:span text:style-name="T1">,</text:span>telefono<text:span text:style-name="T1">,</text:span>email<text:span text:style-name="T1">,fecha_alta,estado_empleo,ocupacion,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line-break/></text:p>
      <text:p text:style-name="P10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1">Sistema: sistema de prestamos</text:p>
          </table:table-cell>
          <table:table-cell table:style-name="Table2.A1" table:number-columns-spanned="4" office:value-type="string">
            <text:p text:style-name="P11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/>
          </table:table-cell>
        </table:table-row>
        <table:table-row>
          <table:table-cell table:style-name="Table2.A1" table:number-columns-spanned="3" office:value-type="string">
            <text:p text:style-name="P11">Nombre caso de uso: <text:span text:style-name="T2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1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">Actor: usuario</text:p>
          </table:table-cell>
          <table:covered-table-cell/>
          <table:table-cell table:style-name="Table2.A1" table:number-columns-spanned="4" office:value-type="string">
            <text:p text:style-name="P1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Descripción:</text:p>
            <text:p text:style-name="P11"><text:span text:style-name="T3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re-condiciones:</text:p>
            <text:p text:style-name="P11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ost-condiciones: </text:p>
            <text:p text:style-name="P11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1">Pasos realizados  (ruta principal):</text:p>
            <text:list text:style-name="L2">
              <text:list-item>
                <text:p text:style-name="P13">apartado prestatario</text:p>
              </text:list-item>
              <text:list-item>
                <text:p text:style-name="P13">presionar <text:span text:style-name="T2">listar</text:span> prestatario</text:p>
              </text:list-item>
              <text:list-item>
                <text:p text:style-name="P13">sistema muestra <text:span text:style-name="T2">listado de prestatarios</text:span></text:p>
              </text:list-item>
              <text:list-item>
                <text:p text:style-name="P14">presionar botón baja de un prestatario</text:p>
              </text:list-item>
              <text:list-item>
                <text:p text:style-name="P14">baja prestatario</text:p>
              </text:list-item>
              <text:list-item>
                <text:p text:style-name="P15"><text:span text:style-name="T2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6">Información para los pasos:</text:p>
            <text:p text:style-name="P8"><text:span text:style-name="T1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19">Sistema: sistema de prestamos</text:p>
          </table:table-cell>
          <table:table-cell table:style-name="Table3.A1" table:number-columns-spanned="4" office:value-type="string">
            <text:p text:style-name="P19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0"/>
          </table:table-cell>
        </table:table-row>
        <table:table-row>
          <table:table-cell table:style-name="Table3.A1" table:number-columns-spanned="3" office:value-type="string">
            <text:p text:style-name="P19">Nombre caso de uso: <text:span text:style-name="T4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19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9">Actor: usuario</text:p>
          </table:table-cell>
          <table:covered-table-cell/>
          <table:table-cell table:style-name="Table3.A1" table:number-columns-spanned="4" office:value-type="string">
            <text:p text:style-name="P1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Descripción:</text:p>
            <text:p text:style-name="P19"><text:span text:style-name="T4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re-condiciones:</text:p>
            <text:p text:style-name="P1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ost-condiciones: </text:p>
            <text:p text:style-name="P19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19">Pasos realizados  (ruta principal):</text:p>
            <text:list text:style-name="L3">
              <text:list-item>
                <text:p text:style-name="P21">apartado prestatario</text:p>
              </text:list-item>
              <text:list-item>
                <text:p text:style-name="P21">presionar <text:span text:style-name="T2">listar</text:span> prestatario</text:p>
              </text:list-item>
              <text:list-item>
                <text:p text:style-name="P21">sistema muestra <text:span text:style-name="T2">listado de prestatarios</text:span></text:p>
              </text:list-item>
              <text:list-item>
                <text:p text:style-name="P22">presionar botón <text:span text:style-name="T4">modificar</text:span> de un prestatario</text:p>
              </text:list-item>
              <text:list-item>
                <text:p text:style-name="P23">recuperar datos del prestatario</text:p>
              </text:list-item>
              <text:list-item>
                <text:p text:style-name="P24">mostrar formulario de modificación <text:span text:style-name="T5">con los datos</text:span></text:p>
              </text:list-item>
              <text:list-item>
                <text:p text:style-name="P24"><text:span text:style-name="T5">modificar</text:span> formulario</text:p>
              </text:list-item>
              <text:list-item>
                <text:p text:style-name="P24">confirmar formulario</text:p>
              </text:list-item>
              <text:list-item>
                <text:p text:style-name="P24">modificar <text:span text:style-name="T5">prestatario</text:span></text:p>
              </text:list-item>
              <text:list-item>
                <text:p text:style-name="P25"><text:span text:style-name="T2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26">Información para los pasos:</text:p>
            <text:p text:style-name="P27"><text:span text:style-name="T1">8.nombre,apellido,dni,direccion,telefono,email,fecha_alta,estado_empleo,ocupacion,ingreso_anual</text:span>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1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04T15:03:40.671379930</dc:date>
    <meta:editing-duration>PT16M5S</meta:editing-duration>
    <meta:editing-cycles>6</meta:editing-cycles>
    <meta:generator>LibreOffice/25.2.3.2$Linux_X86_64 LibreOffice_project/520$Build-2</meta:generator>
    <meta:document-statistic meta:table-count="3" meta:image-count="0" meta:object-count="0" meta:page-count="3" meta:paragraph-count="73" meta:word-count="235" meta:character-count="1876" meta:non-whitespace-character-count="1719"/>
  </office:meta>
</office:document-meta>
</file>